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_20__28_user_29_">
      <style:text-properties officeooo:paragraph-rsid="00147b26"/>
    </style:style>
    <style:style style:name="P2" style:family="paragraph" style:parent-style-name="Standard_20__28_user_29_">
      <style:text-properties officeooo:paragraph-rsid="001bcfdb"/>
    </style:style>
    <style:style style:name="P3" style:family="paragraph" style:parent-style-name="Standard_20__28_user_29_">
      <style:text-properties officeooo:paragraph-rsid="001dcb63"/>
    </style:style>
    <style:style style:name="P4" style:family="paragraph" style:parent-style-name="Standard_20__28_user_29_">
      <style:text-properties officeooo:paragraph-rsid="00210bab"/>
    </style:style>
    <style:style style:name="P5" style:family="paragraph" style:parent-style-name="Standard_20__28_user_29_">
      <style:text-properties officeooo:paragraph-rsid="002234cf"/>
    </style:style>
    <style:style style:name="P6" style:family="paragraph" style:parent-style-name="Standard_20__28_user_29_">
      <style:text-properties officeooo:paragraph-rsid="0022ad56"/>
    </style:style>
    <style:style style:name="P7" style:family="paragraph" style:parent-style-name="Standard_20__28_user_29_">
      <style:text-properties officeooo:paragraph-rsid="0025994c"/>
    </style:style>
    <style:style style:name="P8" style:family="paragraph" style:parent-style-name="Standard_20__28_user_29_">
      <style:text-properties officeooo:paragraph-rsid="002733be"/>
    </style:style>
    <style:style style:name="P9" style:family="paragraph" style:parent-style-name="Standard_20__28_user_29_">
      <style:text-properties officeooo:paragraph-rsid="0029fbdf"/>
    </style:style>
    <style:style style:name="P10" style:family="paragraph" style:parent-style-name="Standard_20__28_user_29_">
      <style:text-properties officeooo:paragraph-rsid="002bc20e"/>
    </style:style>
    <style:style style:name="P11" style:family="paragraph" style:parent-style-name="Standard_20__28_user_29_">
      <style:paragraph-properties fo:margin-top="0.212cm" fo:margin-bottom="0cm" loext:contextual-spacing="false"/>
    </style:style>
    <style:style style:name="P12" style:family="paragraph" style:parent-style-name="Standard_20__28_user_29_">
      <style:paragraph-properties fo:margin-top="0.212cm" fo:margin-bottom="0cm" loext:contextual-spacing="false" fo:keep-with-next="always"/>
    </style:style>
    <style:style style:name="P13" style:family="paragraph" style:parent-style-name="command">
      <style:text-properties fo:color="#0000ff" fo:background-color="#c0c0c0"/>
    </style:style>
    <style:style style:name="P14" style:family="paragraph" style:parent-style-name="command">
      <style:text-properties fo:color="#0000ff" fo:background-color="#dddddd"/>
    </style:style>
    <style:style style:name="P15" style:family="paragraph" style:parent-style-name="command">
      <style:text-properties officeooo:paragraph-rsid="00210bab"/>
    </style:style>
    <style:style style:name="P16" style:family="paragraph" style:parent-style-name="command">
      <style:text-properties officeooo:paragraph-rsid="002234cf"/>
    </style:style>
    <style:style style:name="P17" style:family="paragraph" style:parent-style-name="command">
      <style:text-properties officeooo:rsid="00147b26" officeooo:paragraph-rsid="00147b26"/>
    </style:style>
    <style:style style:name="P18" style:family="paragraph" style:parent-style-name="command">
      <style:text-properties officeooo:rsid="001697d4" officeooo:paragraph-rsid="001697d4"/>
    </style:style>
    <style:style style:name="P19" style:family="paragraph" style:parent-style-name="command">
      <style:text-properties fo:color="#660066" officeooo:rsid="00148904" officeooo:paragraph-rsid="00148904"/>
    </style:style>
    <style:style style:name="P20" style:family="paragraph" style:parent-style-name="command">
      <style:text-properties fo:color="#660066" officeooo:paragraph-rsid="002bc20e"/>
    </style:style>
    <style:style style:name="P21" style:family="paragraph" style:parent-style-name="command">
      <style:text-properties officeooo:paragraph-rsid="0025994c"/>
    </style:style>
    <style:style style:name="P22" style:family="paragraph" style:parent-style-name="command">
      <style:text-properties officeooo:paragraph-rsid="002733be"/>
    </style:style>
    <style:style style:name="P23" style:family="paragraph" style:parent-style-name="command">
      <style:text-properties officeooo:paragraph-rsid="0029fbdf"/>
    </style:style>
    <style:style style:name="P24" style:family="paragraph" style:parent-style-name="command">
      <style:text-properties officeooo:paragraph-rsid="002bc20e"/>
    </style:style>
    <style:style style:name="P25" style:family="paragraph" style:parent-style-name="command">
      <style:paragraph-properties fo:margin-top="0.101cm" fo:margin-bottom="0cm" loext:contextual-spacing="false"/>
      <style:text-properties fo:color="#660066"/>
    </style:style>
    <style:style style:name="P26" style:family="paragraph" style:parent-style-name="comment">
      <style:text-properties officeooo:paragraph-rsid="001f48ae"/>
    </style:style>
    <style:style style:name="P27" style:family="paragraph" style:parent-style-name="comment">
      <style:text-properties officeooo:paragraph-rsid="0022ad56"/>
    </style:style>
    <style:style style:name="P28" style:family="paragraph" style:parent-style-name="comment">
      <style:text-properties officeooo:rsid="0017f85f" officeooo:paragraph-rsid="0017f85f"/>
    </style:style>
    <style:style style:name="P29" style:family="paragraph" style:parent-style-name="comment">
      <style:text-properties fo:font-weight="bold" officeooo:rsid="0017f85f" officeooo:paragraph-rsid="0017f85f" style:font-weight-asian="bold" style:font-weight-complex="bold"/>
    </style:style>
    <style:style style:name="P30" style:family="paragraph" style:parent-style-name="comment">
      <style:text-properties fo:font-weight="bold" officeooo:rsid="0017f85f" officeooo:paragraph-rsid="001ad789" style:font-weight-asian="bold" style:font-weight-complex="bold"/>
    </style:style>
    <style:style style:name="P31" style:family="paragraph" style:parent-style-name="comment">
      <style:text-properties fo:font-weight="bold" officeooo:rsid="0017f85f" officeooo:paragraph-rsid="002234cf" style:font-weight-asian="bold" style:font-weight-complex="bold"/>
    </style:style>
    <style:style style:name="P32" style:family="paragraph" style:parent-style-name="comment">
      <style:text-properties fo:font-weight="bold" officeooo:rsid="0017f85f" officeooo:paragraph-rsid="002733be" style:font-weight-asian="bold" style:font-weight-complex="bold"/>
    </style:style>
    <style:style style:name="P33" style:family="paragraph" style:parent-style-name="comment">
      <style:text-properties fo:font-weight="bold" officeooo:rsid="001ad789" officeooo:paragraph-rsid="00279d61" style:font-weight-asian="bold" style:font-weight-complex="bold"/>
    </style:style>
    <style:style style:name="P34" style:family="paragraph" style:parent-style-name="comment">
      <style:text-properties fo:font-weight="bold" officeooo:rsid="001ad789" officeooo:paragraph-rsid="0027e558" style:font-weight-asian="bold" style:font-weight-complex="bold"/>
    </style:style>
    <style:style style:name="P35" style:family="paragraph" style:parent-style-name="comment">
      <style:text-properties fo:font-weight="bold" officeooo:rsid="001ad789" officeooo:paragraph-rsid="002bc20e" style:font-weight-asian="bold" style:font-weight-complex="bold"/>
    </style:style>
    <style:style style:name="P36" style:family="paragraph" style:parent-style-name="comment">
      <style:text-properties fo:font-weight="bold" officeooo:rsid="00299f88" officeooo:paragraph-rsid="00299f88" style:font-weight-asian="bold" style:font-weight-complex="bold"/>
    </style:style>
    <style:style style:name="P37" style:family="paragraph" style:parent-style-name="comment">
      <style:text-properties officeooo:rsid="0018d042" officeooo:paragraph-rsid="00197f89"/>
    </style:style>
    <style:style style:name="P38" style:family="paragraph" style:parent-style-name="comment">
      <style:text-properties officeooo:rsid="0018d042" officeooo:paragraph-rsid="002234cf"/>
    </style:style>
    <style:style style:name="P39" style:family="paragraph" style:parent-style-name="comment">
      <style:text-properties officeooo:rsid="001ad789" officeooo:paragraph-rsid="001ad789"/>
    </style:style>
    <style:style style:name="P40" style:family="paragraph" style:parent-style-name="comment">
      <style:text-properties officeooo:paragraph-rsid="001ad789"/>
    </style:style>
    <style:style style:name="P41" style:family="paragraph" style:parent-style-name="comment">
      <style:text-properties officeooo:rsid="001bcfdb" officeooo:paragraph-rsid="001bcfdb"/>
    </style:style>
    <style:style style:name="P42" style:family="paragraph" style:parent-style-name="comment">
      <style:text-properties officeooo:rsid="001bcfdb" officeooo:paragraph-rsid="001dcb63"/>
    </style:style>
    <style:style style:name="P43" style:family="paragraph" style:parent-style-name="comment">
      <style:text-properties officeooo:rsid="001bcfdb" officeooo:paragraph-rsid="00210bab"/>
    </style:style>
    <style:style style:name="P44" style:family="paragraph" style:parent-style-name="comment">
      <style:text-properties officeooo:rsid="001bcfdb" officeooo:paragraph-rsid="002234cf"/>
    </style:style>
    <style:style style:name="P45" style:family="paragraph" style:parent-style-name="comment">
      <style:text-properties officeooo:rsid="001bcfdb" officeooo:paragraph-rsid="0022ad56"/>
    </style:style>
    <style:style style:name="P46" style:family="paragraph" style:parent-style-name="comment">
      <style:text-properties officeooo:rsid="001bcfdb" officeooo:paragraph-rsid="0025994c"/>
    </style:style>
    <style:style style:name="P47" style:family="paragraph" style:parent-style-name="comment">
      <style:text-properties officeooo:rsid="001bcfdb" officeooo:paragraph-rsid="002733be"/>
    </style:style>
    <style:style style:name="P48" style:family="paragraph" style:parent-style-name="comment">
      <style:text-properties officeooo:rsid="001bcfdb" officeooo:paragraph-rsid="0029fbdf"/>
    </style:style>
    <style:style style:name="P49" style:family="paragraph" style:parent-style-name="comment">
      <style:text-properties officeooo:rsid="001bcfdb" officeooo:paragraph-rsid="002bc20e"/>
    </style:style>
    <style:style style:name="P50" style:family="paragraph" style:parent-style-name="comment">
      <style:text-properties officeooo:rsid="001bcfdb" officeooo:paragraph-rsid="002e8cc6"/>
    </style:style>
    <style:style style:name="P51" style:family="paragraph" style:parent-style-name="comment">
      <style:text-properties officeooo:rsid="001dcb63" officeooo:paragraph-rsid="001dcb63"/>
    </style:style>
    <style:style style:name="P52" style:family="paragraph" style:parent-style-name="comment">
      <style:text-properties officeooo:rsid="001dcb63" officeooo:paragraph-rsid="00210bab"/>
    </style:style>
    <style:style style:name="P53" style:family="paragraph" style:parent-style-name="comment">
      <style:text-properties officeooo:rsid="001dcb63" officeooo:paragraph-rsid="002234cf"/>
    </style:style>
    <style:style style:name="P54" style:family="paragraph" style:parent-style-name="comment">
      <style:text-properties officeooo:rsid="001dcb63" officeooo:paragraph-rsid="0022ad56"/>
    </style:style>
    <style:style style:name="P55" style:family="paragraph" style:parent-style-name="comment">
      <style:text-properties officeooo:rsid="001dcb63" officeooo:paragraph-rsid="0025994c"/>
    </style:style>
    <style:style style:name="P56" style:family="paragraph" style:parent-style-name="comment">
      <style:text-properties officeooo:rsid="001dcb63" officeooo:paragraph-rsid="002733be"/>
    </style:style>
    <style:style style:name="P57" style:family="paragraph" style:parent-style-name="comment">
      <style:text-properties officeooo:rsid="001dcb63" officeooo:paragraph-rsid="0029fbdf"/>
    </style:style>
    <style:style style:name="P58" style:family="paragraph" style:parent-style-name="comment">
      <style:text-properties officeooo:rsid="001dcb63" officeooo:paragraph-rsid="002bc20e"/>
    </style:style>
    <style:style style:name="P59" style:family="paragraph" style:parent-style-name="comment">
      <style:text-properties officeooo:rsid="001dcb63" officeooo:paragraph-rsid="002e8cc6"/>
    </style:style>
    <style:style style:name="P60" style:family="paragraph" style:parent-style-name="comment">
      <style:text-properties officeooo:paragraph-rsid="0025994c"/>
    </style:style>
    <style:style style:name="P61" style:family="paragraph" style:parent-style-name="comment">
      <style:text-properties officeooo:paragraph-rsid="002733be"/>
    </style:style>
    <style:style style:name="P62" style:family="paragraph" style:parent-style-name="comment">
      <style:paragraph-properties fo:margin-top="0.199cm" fo:margin-bottom="0cm" loext:contextual-spacing="true"/>
      <style:text-properties fo:color="#808080" fo:background-color="transparent"/>
    </style:style>
    <style:style style:name="P63" style:family="paragraph" style:parent-style-name="comment">
      <style:paragraph-properties fo:margin-top="0.199cm" fo:margin-bottom="0cm" loext:contextual-spacing="true" fo:orphans="0" fo:widows="0" fo:hyphenation-ladder-count="no-limit" style:vertical-align="baseline"/>
      <style:text-properties officeooo:rsid="0017a3e1" officeooo:paragraph-rsid="0017a3e1" fo:hyphenate="false" fo:hyphenation-remain-char-count="2" fo:hyphenation-push-char-count="2"/>
    </style:style>
    <style:style style:name="P64" style:family="paragraph" style:parent-style-name="Heading_20_2">
      <style:paragraph-properties fo:text-align="center" style:justify-single-word="false"/>
      <style:text-properties fo:font-size="12pt" style:font-size-asian="12pt" style:font-size-complex="12pt"/>
    </style:style>
    <style:style style:name="P65" style:family="paragraph" style:parent-style-name="Heading_20_2">
      <style:paragraph-properties fo:text-align="center" style:justify-single-word="false"/>
      <style:text-properties fo:font-size="12pt" officeooo:paragraph-rsid="00148904" style:font-size-asian="12pt" style:font-size-complex="12pt"/>
    </style:style>
    <style:style style:name="P66" style:family="paragraph" style:parent-style-name="Heading_20_2" style:master-page-name="Standard">
      <style:paragraph-properties fo:text-align="center" style:justify-single-word="false" style:page-number="auto"/>
    </style:style>
    <style:style style:name="P67" style:family="paragraph" style:parent-style-name="comment">
      <style:text-properties officeooo:paragraph-rsid="002bc20e"/>
    </style:style>
    <style:style style:name="T1" style:family="text">
      <style:text-properties fo:color="#ff6600" style:font-name="Arial" style:font-name-complex="Arial"/>
    </style:style>
    <style:style style:name="T2" style:family="text">
      <style:text-properties fo:color="#0000ff"/>
    </style:style>
    <style:style style:name="T3" style:family="text">
      <style:text-properties fo:color="#666666"/>
    </style:style>
    <style:style style:name="T4" style:family="text">
      <style:text-properties fo:color="#660066"/>
    </style:style>
    <style:style style:name="T5" style:family="text">
      <style:text-properties fo:color="#660066" officeooo:rsid="0017f85f"/>
    </style:style>
    <style:style style:name="T6" style:family="text">
      <style:text-properties fo:color="#660066" officeooo:rsid="0018d042"/>
    </style:style>
    <style:style style:name="T7" style:family="text">
      <style:text-properties fo:color="#660066" officeooo:rsid="001bcfdb"/>
    </style:style>
    <style:style style:name="T8" style:family="text">
      <style:text-properties fo:color="#660066" officeooo:rsid="001dcb63"/>
    </style:style>
    <style:style style:name="T9" style:family="text">
      <style:text-properties fo:color="#660066" officeooo:rsid="00210bab"/>
    </style:style>
    <style:style style:name="T10" style:family="text">
      <style:text-properties fo:color="#660066" officeooo:rsid="002234cf"/>
    </style:style>
    <style:style style:name="T11" style:family="text">
      <style:text-properties fo:color="#660066" officeooo:rsid="0022ad56"/>
    </style:style>
    <style:style style:name="T12" style:family="text">
      <style:text-properties fo:color="#660066" officeooo:rsid="0025994c"/>
    </style:style>
    <style:style style:name="T13" style:family="text">
      <style:text-properties fo:color="#660066" officeooo:rsid="002733be"/>
    </style:style>
    <style:style style:name="T14" style:family="text">
      <style:text-properties fo:color="#660066" officeooo:rsid="002a3469"/>
    </style:style>
    <style:style style:name="T15" style:family="text">
      <style:text-properties fo:color="#660066" officeooo:rsid="002bc20e"/>
    </style:style>
    <style:style style:name="T16" style:family="text">
      <style:text-properties officeooo:rsid="00120288"/>
    </style:style>
    <style:style style:name="T17" style:family="text">
      <style:text-properties officeooo:rsid="00134992"/>
    </style:style>
    <style:style style:name="T18" style:family="text">
      <style:text-properties officeooo:rsid="00147b26"/>
    </style:style>
    <style:style style:name="T19" style:family="text">
      <style:text-properties officeooo:rsid="00148904"/>
    </style:style>
    <style:style style:name="T20" style:family="text">
      <style:text-properties officeooo:rsid="001697d4"/>
    </style:style>
    <style:style style:name="T21" style:family="text">
      <style:text-properties fo:color="#808080" style:font-name="Times New Roman" fo:font-size="10pt" fo:language="en" fo:country="GB" fo:background-color="transparent" loext:char-shading-value="0" style:font-name-asian="Times New Roman" style:font-size-asian="10pt" style:font-name-complex="Times New Roman" style:font-size-complex="10pt" style:language-complex="ar" style:country-complex="SA"/>
    </style:style>
    <style:style style:name="T22" style:family="text">
      <style:text-properties fo:color="#808080" style:font-name="Times New Roman" fo:font-size="10pt" fo:language="en" fo:country="GB" officeooo:rsid="0018d042" fo:background-color="transparent" loext:char-shading-value="0" style:font-name-asian="Times New Roman" style:font-size-asian="10pt" style:font-name-complex="Times New Roman" style:font-size-complex="10pt" style:language-complex="ar" style:country-complex="SA"/>
    </style:style>
    <style:style style:name="T23" style:family="text">
      <style:text-properties fo:color="#808080" style:font-name="Times New Roman" fo:font-size="10pt" fo:language="en" fo:country="GB" fo:font-weight="bold" fo:background-color="transparent" loext:char-shading-value="0" style:font-name-asian="Times New Roman" style:font-size-asian="10pt" style:font-weight-asian="bold" style:font-name-complex="Times New Roman" style:font-size-complex="10pt" style:language-complex="ar" style:country-complex="SA" style:font-weight-complex="bold"/>
    </style:style>
    <style:style style:name="T24" style:family="text">
      <style:text-properties fo:font-weight="bold" style:font-weight-asian="bold" style:font-weight-complex="bold"/>
    </style:style>
    <style:style style:name="T25" style:family="text">
      <style:text-properties fo:font-weight="bold" officeooo:rsid="00148904" style:font-weight-asian="bold" style:font-weight-complex="bold"/>
    </style:style>
    <style:style style:name="T26" style:family="text">
      <style:text-properties fo:font-weight="bold" officeooo:rsid="001dcb63" style:font-weight-asian="bold" style:font-weight-complex="bold"/>
    </style:style>
    <style:style style:name="T27" style:family="text">
      <style:text-properties fo:font-weight="bold" officeooo:rsid="001f48ae" style:font-weight-asian="bold" style:font-weight-complex="bold"/>
    </style:style>
    <style:style style:name="T28" style:family="text">
      <style:text-properties fo:font-weight="bold" officeooo:rsid="00210bab" style:font-weight-asian="bold" style:font-weight-complex="bold"/>
    </style:style>
    <style:style style:name="T29" style:family="text">
      <style:text-properties fo:font-weight="bold" officeooo:rsid="00197f89" style:font-weight-asian="bold" style:font-weight-complex="bold"/>
    </style:style>
    <style:style style:name="T30" style:family="text">
      <style:text-properties fo:font-weight="bold" officeooo:rsid="002234cf" style:font-weight-asian="bold" style:font-weight-complex="bold"/>
    </style:style>
    <style:style style:name="T31" style:family="text">
      <style:text-properties fo:font-weight="bold" officeooo:rsid="0022ad56" style:font-weight-asian="bold" style:font-weight-complex="bold"/>
    </style:style>
    <style:style style:name="T32" style:family="text">
      <style:text-properties fo:font-weight="bold" officeooo:rsid="0025994c" style:font-weight-asian="bold" style:font-weight-complex="bold"/>
    </style:style>
    <style:style style:name="T33" style:family="text">
      <style:text-properties fo:font-weight="bold" officeooo:rsid="002733be" style:font-weight-asian="bold" style:font-weight-complex="bold"/>
    </style:style>
    <style:style style:name="T34" style:family="text">
      <style:text-properties fo:font-weight="bold" officeooo:rsid="002a3469" style:font-weight-asian="bold" style:font-weight-complex="bold"/>
    </style:style>
    <style:style style:name="T35" style:family="text">
      <style:text-properties fo:font-weight="bold" officeooo:rsid="002e8cc6" style:font-weight-asian="bold" style:font-weight-complex="bold"/>
    </style:style>
    <style:style style:name="T36" style:family="text">
      <style:text-properties officeooo:rsid="0017f85f"/>
    </style:style>
    <style:style style:name="T37" style:family="text">
      <style:text-properties fo:font-weight="normal" style:font-weight-asian="normal" style:font-weight-complex="normal"/>
    </style:style>
    <style:style style:name="T38" style:family="text">
      <style:text-properties fo:font-weight="normal" officeooo:rsid="0018d042" style:font-weight-asian="normal" style:font-weight-complex="normal"/>
    </style:style>
    <style:style style:name="T39" style:family="text">
      <style:text-properties fo:font-weight="normal" officeooo:rsid="0017f85f" style:font-weight-asian="normal" style:font-weight-complex="normal"/>
    </style:style>
    <style:style style:name="T40" style:family="text">
      <style:text-properties fo:font-weight="normal" officeooo:rsid="001ad789" style:font-weight-asian="normal" style:font-weight-complex="normal"/>
    </style:style>
    <style:style style:name="T41" style:family="text">
      <style:text-properties fo:font-weight="normal" officeooo:rsid="001bcfdb" style:font-weight-asian="normal" style:font-weight-complex="normal"/>
    </style:style>
    <style:style style:name="T42" style:family="text">
      <style:text-properties fo:font-weight="normal" officeooo:rsid="002234cf" style:font-weight-asian="normal" style:font-weight-complex="normal"/>
    </style:style>
    <style:style style:name="T43" style:family="text">
      <style:text-properties fo:font-weight="normal" officeooo:rsid="0022ad56" style:font-weight-asian="normal" style:font-weight-complex="normal"/>
    </style:style>
    <style:style style:name="T44" style:family="text">
      <style:text-properties fo:font-weight="normal" officeooo:rsid="0025994c" style:font-weight-asian="normal" style:font-weight-complex="normal"/>
    </style:style>
    <style:style style:name="T45" style:family="text">
      <style:text-properties fo:font-weight="normal" officeooo:rsid="00279d61" style:font-weight-asian="normal" style:font-weight-complex="normal"/>
    </style:style>
    <style:style style:name="T46" style:family="text">
      <style:text-properties fo:font-weight="normal" officeooo:rsid="0027e558" style:font-weight-asian="normal" style:font-weight-complex="normal"/>
    </style:style>
    <style:style style:name="T47" style:family="text">
      <style:text-properties fo:font-weight="normal" officeooo:rsid="0029fbdf" style:font-weight-asian="normal" style:font-weight-complex="normal"/>
    </style:style>
    <style:style style:name="T48" style:family="text">
      <style:text-properties fo:font-weight="normal" officeooo:rsid="002a3469" style:font-weight-asian="normal" style:font-weight-complex="normal"/>
    </style:style>
    <style:style style:name="T49" style:family="text">
      <style:text-properties fo:font-weight="normal" officeooo:rsid="002bc20e" style:font-weight-asian="normal" style:font-weight-complex="normal"/>
    </style:style>
    <style:style style:name="T50" style:family="text">
      <style:text-properties fo:font-weight="normal" officeooo:rsid="002fe504" style:font-weight-asian="normal" style:font-weight-complex="normal"/>
    </style:style>
    <style:style style:name="T51" style:family="text">
      <style:text-properties officeooo:rsid="0018d042"/>
    </style:style>
    <style:style style:name="T52" style:family="text">
      <style:text-properties officeooo:rsid="00197f89"/>
    </style:style>
    <style:style style:name="T53" style:family="text">
      <style:text-properties style:text-underline-style="none"/>
    </style:style>
    <style:style style:name="T54" style:family="text">
      <style:text-properties style:text-underline-style="none" fo:font-weight="normal" officeooo:rsid="001ad789" style:font-weight-asian="normal" style:font-weight-complex="normal"/>
    </style:style>
    <style:style style:name="T55" style:family="text">
      <style:text-properties style:text-underline-style="none" officeooo:rsid="00210bab"/>
    </style:style>
    <style:style style:name="T56" style:family="text">
      <style:text-properties style:text-underline-style="none" officeooo:rsid="001697d4"/>
    </style:style>
    <style:style style:name="T57" style:family="text">
      <style:text-properties fo:font-style="italic" fo:font-weight="normal" officeooo:rsid="0018d042" style:font-style-asian="italic" style:font-weight-asian="normal" style:font-style-complex="italic" style:font-weight-complex="normal"/>
    </style:style>
    <style:style style:name="T58" style:family="text">
      <style:text-properties fo:font-style="italic" fo:font-weight="normal" officeooo:rsid="001ad789" style:font-style-asian="italic" style:font-weight-asian="normal" style:font-style-complex="italic" style:font-weight-complex="normal"/>
    </style:style>
    <style:style style:name="T59" style:family="text">
      <style:text-properties fo:font-style="italic" fo:font-weight="normal" officeooo:rsid="002234cf" style:font-style-asian="italic" style:font-weight-asian="normal" style:font-style-complex="italic" style:font-weight-complex="normal"/>
    </style:style>
    <style:style style:name="T60" style:family="text">
      <style:text-properties fo:font-style="italic" fo:font-weight="normal" officeooo:rsid="00279d61" style:font-style-asian="italic" style:font-weight-asian="normal" style:font-style-complex="italic" style:font-weight-complex="normal"/>
    </style:style>
    <style:style style:name="T61" style:family="text">
      <style:text-properties fo:font-style="italic" style:text-underline-style="none" fo:font-weight="normal" officeooo:rsid="0018d042" style:font-style-asian="italic" style:font-weight-asian="normal" style:font-style-complex="italic" style:font-weight-complex="normal"/>
    </style:style>
    <style:style style:name="T62" style:family="text">
      <style:text-properties fo:font-style="italic" style:text-underline-style="none" fo:font-weight="normal" officeooo:rsid="001697d4" style:font-style-asian="italic" style:font-weight-asian="normal" style:font-style-complex="italic" style:font-weight-complex="normal"/>
    </style:style>
    <style:style style:name="T63" style:family="text">
      <style:text-properties fo:font-style="italic" style:text-underline-style="none" fo:font-weight="normal" officeooo:rsid="001ad789" style:font-style-asian="italic" style:font-weight-asian="normal" style:font-style-complex="italic" style:font-weight-complex="normal"/>
    </style:style>
    <style:style style:name="T64" style:family="text">
      <style:text-properties officeooo:rsid="001bcfdb"/>
    </style:style>
    <style:style style:name="T65" style:family="text">
      <style:text-properties officeooo:rsid="001dcb63"/>
    </style:style>
    <style:style style:name="T66" style:family="text">
      <style:text-properties officeooo:rsid="001f48ae"/>
    </style:style>
    <style:style style:name="T67" style:family="text">
      <style:text-properties officeooo:rsid="00210bab"/>
    </style:style>
    <style:style style:name="T68" style:family="text">
      <style:text-properties officeooo:rsid="002234cf"/>
    </style:style>
    <style:style style:name="T69" style:family="text">
      <style:text-properties officeooo:rsid="0022ad56"/>
    </style:style>
    <style:style style:name="T70" style:family="text">
      <style:text-properties officeooo:rsid="0025994c"/>
    </style:style>
    <style:style style:name="T71" style:family="text">
      <style:text-properties officeooo:rsid="002733be"/>
    </style:style>
    <style:style style:name="T72" style:family="text">
      <style:text-properties officeooo:rsid="00279d61"/>
    </style:style>
    <style:style style:name="T73" style:family="text">
      <style:text-properties officeooo:rsid="0027e558"/>
    </style:style>
    <style:style style:name="T74" style:family="text">
      <style:text-properties officeooo:rsid="0029fbdf"/>
    </style:style>
    <style:style style:name="T75" style:family="text">
      <style:text-properties officeooo:rsid="002a3469"/>
    </style:style>
    <style:style style:name="T76" style:family="text">
      <style:text-properties officeooo:rsid="002bc20e"/>
    </style:style>
    <style:style style:name="T77" style:family="text">
      <style:text-properties officeooo:rsid="002dabb0"/>
    </style:style>
    <style:style style:name="T78" style:family="text">
      <style:text-properties officeooo:rsid="002e8cc6"/>
    </style:style>
    <style:style style:name="T79" style:family="text">
      <style:text-properties officeooo:rsid="002f67f6"/>
    </style:style>
    <style:style style:name="T80" style:family="text">
      <style:text-properties fo:font-size="12pt" style:font-size-asian="12pt" style:font-size-complex="12pt"/>
    </style:style>
    <style:style style:name="T81" style:family="text">
      <style:text-properties fo:font-size="12pt" officeooo:rsid="00134992" style:font-size-asian="12pt" style:font-size-complex="12pt"/>
    </style:style>
    <style:style style:name="T82" style:family="text">
      <style:text-properties officeooo:rsid="0031b8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2"><text:span text:style-name="T80">Plot the ratio files </text:span><text:span text:style-name="T81">(GUI: Shiny)</text:span></text:h>
      <text:p text:style-name="P1">- <text:span text:style-name="T20">to run the app locally, you may need to install additional R packages:</text:span></text:p>
      <text:p text:style-name="P17">sudo R</text:p>
      <text:p text:style-name="P17">install.packages(c(‘ggplot2’,’shiny’,’colour<text:span text:style-name="T82">p</text:span>icker’))</text:p>
      <text:p text:style-name="Standard_20__28_user_29_">- launch R and <text:span text:style-name="T20">download/</text:span>load <text:span text:style-name="T17">the app via GitHub</text:span>:</text:p>
      <text:p text:style-name="P17">R</text:p>
      <text:p text:style-name="command"><text:span text:style-name="T18">library(shiny</text:span>)</text:p>
      <text:p text:style-name="P25">runGitHub("plotGenome","DNAReplicationLab")</text:p>
      <text:p text:style-name="Standard_20__28_user_29_">- <text:span text:style-name="T18">alternatively, download the plotGenome app to your computer, decompress and run it manually (only need to download once):</text:span></text:p>
      <text:p text:style-name="P17">wget https://github.com/DNAReplicationLab/plotGenome/archive/master.tar.gz</text:p>
      <text:p text:style-name="P17">tar -xvzf master.tar.gz</text:p>
      <text:p text:style-name="P17">cd plotGenome-master &amp; R</text:p>
      <text:p text:style-name="P17">library(shiny)</text:p>
      <text:p text:style-name="P17">runApp()</text:p>
      <text:p text:style-name="Standard_20__28_user_29_"/>
      <text:h text:style-name="P65" text:outline-level="2">Plot the ratio files <text:span text:style-name="T17">(CLI)</text:span></text:h>
      <text:p text:style-name="Standard_20__28_user_29_">- <text:span text:style-name="T19">add functions from plotGenomeFunctions.R to your enviroment (the file ships with the shiny app folder):</text:span></text:p>
      <text:p text:style-name="P19">R</text:p>
      <text:p text:style-name="P19">source("plotGenomeFunctions.R")</text:p>
      <text:p text:style-name="Standard_20__28_user_29_">- load <text:span text:style-name="T79">a</text:span> <text:span text:style-name="T79">counts</text:span> bed file(s):</text:p>
      <text:p text:style-name="command">loadBed(<text:span text:style-name="T67">file=</text:span><text:span text:style-name="T55">’</text:span><text:span text:style-name="T53">file</text:span><text:span text:style-name="T56">N</text:span><text:span text:style-name="T53">ame.bed’</text:span>, genome=<text:span text:style-name="T67">genome</text:span>DF, fname=’name’)</text:p>
      <text:p text:style-name="P40"><text:span text:style-name="T20">T</text:span>his function creates a dataframe with the content of the bed <text:span text:style-name="T20">file. <text:s/>A</text:span><text:span text:style-name="T38">ssign the result of the function to a new object name: </text:span><text:span text:style-name="T57">bedDF &lt;- loadBed(‘</text:span><text:span text:style-name="T61">file</text:span><text:span text:style-name="T62">N</text:span><text:span text:style-name="T61">ame.bed’</text:span><text:span text:style-name="T63">)</text:span><text:span text:style-name="T54">.</text:span></text:p>
      <text:p text:style-name="P62"><text:span text:style-name="T28">f</text:span><text:span text:style-name="T25">ile</text:span><text:span text:style-name="T19"> - (mandatory) string containing path to the ratio bed file, either relative or absolute.</text:span></text:p>
      <text:p text:style-name="comment"><text:span text:style-name="T24">genome</text:span> - (optional) dataframe containing 3 columns (‘chrom’,’chromStart’,’chromEnd’). If provided, only data for the <text:s/>chromosomes in the genome dataframe will be loaded, and the order of chromosome names is determined by their order in the genome.</text:p>
      <text:p text:style-name="P63"><text:span text:style-name="T23">fname</text:span><text:span text:style-name="T21"> - (optional) string containing sample name. </text:span><text:span text:style-name="T22">If provided, the string content</text:span><text:span text:style-name="T21"> will </text:span><text:span text:style-name="T22">be used in</text:span><text:span text:style-name="T21"> the ‘name’ column </text:span><text:span text:style-name="T22">of</text:span><text:span text:style-name="T21"> the resulting bedDF</text:span></text:p>
      <text:p text:style-name="Standard_20__28_user_29_">- <text:span text:style-name="T51">plot boxplot of the ‘score’ column of the bed dataframe, per chromosome</text:span>:</text:p>
      <text:p text:style-name="command"><text:span text:style-name="T4">gplotBed(</text:span><text:span text:style-name="T9">bed=</text:span><text:span text:style-name="T4">bed</text:span><text:span text:style-name="T5">DF</text:span><text:span text:style-name="T4">, plotting=T)</text:span></text:p>
      <text:p text:style-name="P28">This function plots <text:span text:style-name="T51">boxplots of </text:span>values in the ‘score’ column <text:span text:style-name="T52">of</text:span> the supplied bed dataframe, per unique chromosome name in the ‘chrom’ column. The resulting plot also highlights outliers based on the inter quartile range (IQR). The genome wide median is plotted as a pink line through the boxplots.</text:p>
      <text:p text:style-name="P43"><text:span text:style-name="T24">bed </text:span>- (mandatory) dataframe, typically a result of the loadBed function.</text:p>
      <text:p text:style-name="P29">plotting<text:span text:style-name="T37"> - (mandatory, with default) boolean parameter that controls whether the function send</text:span><text:span text:style-name="T50">s</text:span><text:span text:style-name="T37"> the resulting plot to </text:span><text:span text:style-name="T50">a</text:span><text:span text:style-name="T37"> default graphic</text:span><text:span text:style-name="T42">s</text:span><text:span text:style-name="T37"> device (i.e. plots it immediately) or creates the plot object. </text:span><text:span text:style-name="T40">I</text:span><text:span text:style-name="T38">n the latter case, assign the result of the function to a new object name: </text:span><text:span text:style-name="T57">plotObject &lt;- <text:s/>gplotBed(bedDF)</text:span><text:span text:style-name="T37">. </text:span></text:p>
      <text:p text:style-name="Standard_20__28_user_29_">- <text:span text:style-name="T51">plot scatterplot of the ‘score’ column of the bed dataframe, per chromosome</text:span>:</text:p>
      <text:p text:style-name="command"><text:span text:style-name="T4">plotCoverage(</text:span><text:span text:style-name="T9">bed=</text:span><text:span text:style-name="T4">bed</text:span><text:span text:style-name="T6">DF</text:span><text:span text:style-name="T4">, region=F, plotting=T)</text:span></text:p>
      <text:p text:style-name="P37">This function plots <text:span text:style-name="T36">values in the ‘score’ column of the supplied bed dataframe, with chromosome coordinates as x axis. The genome wide median is plotted as a pink line through the scatterplot.</text:span></text:p>
      <text:p text:style-name="P43"><text:span text:style-name="T29">bed </text:span><text:span text:style-name="T52">- (mandatory) dataframe, typically a result of the loadBed function.</text:span></text:p>
      <text:p text:style-name="P39"><text:span text:style-name="T24">region</text:span> – (optional) string in the format ‘chr2’ or ‘chr2:2000-4000’. If supplied, the function only plots data for the provided genomic region.</text:p>
      <text:p text:style-name="P30">plotting<text:span text:style-name="T37"> - (mandatory, with default) boolean parameter that controls whether the function send</text:span><text:span text:style-name="T50">s</text:span><text:span text:style-name="T37"> the resulting plot to </text:span><text:span text:style-name="T50">a</text:span><text:span text:style-name="T37"> default graphic</text:span><text:span text:style-name="T42">s</text:span><text:span text:style-name="T37"> device (i.e. plots it immediately) or creates the plot object. </text:span><text:span text:style-name="T41">I</text:span><text:span text:style-name="T38">n the latter case, assign the result of the function to a new object name: </text:span><text:span text:style-name="T57">plotObject &lt;- <text:s/></text:span><text:span text:style-name="T58">plotCoverage</text:span><text:span text:style-name="T57">(bedDF)</text:span><text:span text:style-name="T37">. </text:span></text:p>
      <text:p text:style-name="Standard_20__28_user_29_">- r<text:span text:style-name="T64">emove maximal value from the bed dataframe</text:span>:</text:p>
      <text:p text:style-name="command">rmMax(<text:span text:style-name="T67">bed=</text:span>bed<text:span text:style-name="T64">DF</text:span>, n=1)</text:p>
      <text:p text:style-name="P41">This function removes the top value from the ‘score’ column of the supplied bed dataframe. Assign the result of this function to the same (or different) bed dataframe name: bedDF &lt;- rmMax(bedDF).</text:p>
      <text:p text:style-name="P43"><text:soft-page-break/><text:span text:style-name="T24">bed </text:span>- (mandatory) dataframe, typically a result of the loadBed function.</text:p>
      <text:p text:style-name="P41"><text:span text:style-name="T24">n</text:span> - (<text:span text:style-name="T39">mandatory, with default</text:span><text:span text:style-name="T37">) integer value of how many top values to remove in one iteration of the function.</text:span></text:p>
      <text:p text:style-name="P2">- <text:span text:style-name="T64">remove data for the entire chromosome from the bed dataframe</text:span>:</text:p>
      <text:p text:style-name="command"><text:span text:style-name="T4">rmChr(</text:span><text:span text:style-name="T9">bed=</text:span><text:span text:style-name="T4">bed</text:span><text:span text:style-name="T7">DF</text:span><text:span text:style-name="T4">, chr</text:span><text:span text:style-name="T8">=’chrM’</text:span><text:span text:style-name="T4">)</text:span></text:p>
      <text:p text:style-name="P41">This function removes rows that contain the supplied chromosome name. Assign the result of this function to the same (or different) bed dataframe name: bedDF &lt;- rmChr(bedDF,’chrM’).</text:p>
      <text:p text:style-name="P41"><text:span text:style-name="T24">bed </text:span>- (mandatory) dataframe, typically a result of the loadBed function.</text:p>
      <text:p text:style-name="P41"><text:span text:style-name="T24">chr</text:span> - (mandatory) string containing chromosome name, must match format in the bed dataframe.</text:p>
      <text:p text:style-name="P3">- <text:span text:style-name="T65">remove outliers in the ‘score’ column of a bed dataframe based on the inter-quartile range (IQR)</text:span>:</text:p>
      <text:p text:style-name="command"><text:span text:style-name="T4">rmOutliers(bed</text:span><text:span text:style-name="T9">=bedDF</text:span><text:span text:style-name="T4">, lim=3)</text:span></text:p>
      <text:p text:style-name="P51">This function removes values below Q1-lim*IQR or above Q3 + lim*IQR. <text:span text:style-name="T64">Assign the result of this function to the same (or different) bed dataframe name: bedDF &lt;- rm</text:span>Outliers<text:span text:style-name="T64">(bedDF).</text:span></text:p>
      <text:p text:style-name="P42"><text:span text:style-name="T24">bed </text:span>- (mandatory) dataframe, typically a result of the loadBed function.</text:p>
      <text:p text:style-name="P42"><text:span text:style-name="T26">lim</text:span> – (mandatory, <text:span text:style-name="T65">with default</text:span>) <text:span text:style-name="T65">numeric value</text:span>. <text:span text:style-name="T65">Defaults to conservative 3, while 1.5 can be used to also remove suspected outliers.</text:span></text:p>
      <text:p text:style-name="P3">- <text:span text:style-name="T65">remove outliers in the ‘score’ column of a bed dataframe based on the manually supplied values</text:span>:</text:p>
      <text:p text:style-name="command"><text:span text:style-name="T4">rmOutliersMan(</text:span><text:span text:style-name="T9">bed=</text:span><text:span text:style-name="T4">bed</text:span><text:span text:style-name="T8">DF</text:span><text:span text:style-name="T4">, loLim=NULL, hiLim=NULL)</text:span></text:p>
      <text:p text:style-name="P51">This function removes values below loLim*median and/or above hiLim*median. <text:span text:style-name="T64">Assign the result of this function to the same (or different) bed dataframe name: bedDF &lt;- rm</text:span>OutliersMan<text:span text:style-name="T64">(bedDF,</text:span>loLim=0.25<text:span text:style-name="T64">).</text:span></text:p>
      <text:p text:style-name="P42"><text:span text:style-name="T24">bed </text:span>- (mandatory) dataframe, typically a result of the loadBed function.</text:p>
      <text:p text:style-name="P42"><text:span text:style-name="T26">loLim</text:span> – (<text:span text:style-name="T66">optional</text:span>) <text:span text:style-name="T65">numeric value for the lower limit, as a proportion of the genome-wide median.</text:span></text:p>
      <text:p text:style-name="P26"><text:span text:style-name="T27">hi</text:span><text:span text:style-name="T26">Lim</text:span><text:span text:style-name="T64"> – (optional) numeric value for the upper limit, as a proportion of the genome-wide median.</text:span></text:p>
      <text:p text:style-name="P4">- <text:span text:style-name="T67">create a ratio dataframe</text:span>:</text:p>
      <text:p text:style-name="P15"><text:span text:style-name="T4">makeRatio(bedRep</text:span><text:span text:style-name="T9">=bedDF1</text:span><text:span text:style-name="T4">, bedNonRep</text:span><text:span text:style-name="T9">=bedDF2</text:span><text:span text:style-name="T4">)</text:span></text:p>
      <text:p text:style-name="P52">This function <text:span text:style-name="T67">creates a ratio dataframe using two bed dataframes – one from a replicating sample, the other from a non-replicating control</text:span>. <text:span text:style-name="T67">The ratio values are adjusted based on total read count.</text:span> <text:span text:style-name="T64">Assign the result of this function to a new dataframe name: ratioDF &lt;- makeRatio(bedDF1,bedDF2).</text:span></text:p>
      <text:p text:style-name="P43"><text:span text:style-name="T24">bed</text:span><text:span text:style-name="T28">Rep</text:span><text:span text:style-name="T24"> </text:span>- (mandatory) <text:span text:style-name="T67">bed </text:span>dataframe <text:span text:style-name="T67">from a replicating sample</text:span>, typically a result of the loadBed function.</text:p>
      <text:p text:style-name="P43"><text:span text:style-name="T28">bedNonRep</text:span> – (<text:span text:style-name="T67">mandatory</text:span>) <text:span text:style-name="T67">bed </text:span>dataframe <text:span text:style-name="T67">from a non-replicating sample</text:span>, typically a result of the loadBed function.</text:p>
      <text:p text:style-name="P4">- <text:span text:style-name="T68">plot histogram of the ‘ratio’ column from a ratio dataframe</text:span>:</text:p>
      <text:p text:style-name="P15"><text:span text:style-name="T4">gplotRatio(ratio</text:span><text:span text:style-name="T9">=ratioDF</text:span><text:span text:style-name="T10">$ratio</text:span><text:span text:style-name="T4">, plotting=T)</text:span></text:p>
      <text:p text:style-name="P38">This function plots <text:span text:style-name="T36">values of the supplied vector as a histogram with 100 bins. The region between one and two is highlighted in green.</text:span></text:p>
      <text:p text:style-name="P44"><text:span text:style-name="T30">ratio</text:span><text:span text:style-name="T29"> </text:span><text:span text:style-name="T52">- (mandatory) numeric vector, typically the ‘ratio’ column of a ratio dataframe.</text:span></text:p>
      <text:p text:style-name="P31">plotting<text:span text:style-name="T37"> - (mandatory, with default) boolean parameter that controls whether the function send</text:span><text:span text:style-name="T50">s</text:span><text:span text:style-name="T37"> the resulting plot to </text:span><text:span text:style-name="T50">a</text:span><text:span text:style-name="T37"> default graphic</text:span><text:span text:style-name="T42">s</text:span><text:span text:style-name="T37"> device (i.e. plots it immediately) or creates the plot object. </text:span><text:span text:style-name="T41">I</text:span><text:span text:style-name="T38">n the latter case, assign the result of the function to a new object name: </text:span><text:span text:style-name="T57">plotObject &lt;- <text:s/></text:span><text:span text:style-name="T59">gplotRatio</text:span><text:span text:style-name="T57">(</text:span><text:span text:style-name="T59">ratio</text:span><text:span text:style-name="T57">DF</text:span><text:span text:style-name="T59">$ratio</text:span><text:span text:style-name="T57">)</text:span><text:span text:style-name="T37">.</text:span></text:p>
      <text:p text:style-name="P5">- <text:span text:style-name="T65">remove outliers in the ‘ratio’ column of a ratio dataframe based on the manually supplied values</text:span>:</text:p>
      <text:p text:style-name="P16"><text:span text:style-name="T4">trimRatio(ratioDF</text:span><text:span text:style-name="T10">=ratioDF</text:span><text:span text:style-name="T4">, loLim=0.3, hiLim=1.7)</text:span></text:p>
      <text:p text:style-name="P53">This function removes values below loLim or above hiLim <text:span text:style-name="T68">from the ‘ratio’ column of a supplied ratio dataframe</text:span>. <text:span text:style-name="T64">Assign the result of this function to the same (or different) ratio dataframe name: ratioDF &lt;- trimRatio(ratioDF,</text:span>loLim=0.<text:span text:style-name="T68">3).</text:span></text:p>
      <text:p text:style-name="P44"><text:span text:style-name="T31">ratioDF</text:span><text:span text:style-name="T24"> </text:span>- (mandatory) <text:span text:style-name="T69">ratio </text:span>dataframe, typically a result of the <text:span text:style-name="T69">makeRatio</text:span> function.</text:p>
      <text:p text:style-name="P45"><text:span text:style-name="T26">loLim</text:span> – (<text:span text:style-name="T39">mandatory, with default</text:span>) <text:span text:style-name="T65">numeric value for the lower limit.</text:span></text:p>
      <text:p text:style-name="P27"><text:span text:style-name="T27">hi</text:span><text:span text:style-name="T26">Lim</text:span><text:span text:style-name="T64"> – (</text:span><text:span text:style-name="T39">mandatory, with default</text:span><text:span text:style-name="T64">) numeric value for the upper limit.</text:span></text:p>
      <text:p text:style-name="P6">- <text:span text:style-name="T69">normalise the ratio</text:span>:</text:p>
      <text:p text:style-name="command"><text:span text:style-name="T4">normaliseRatio(ratio</text:span><text:span text:style-name="T11">=ratioDF</text:span><text:span text:style-name="T4">, rFactor=NULL, replace=T)</text:span></text:p>
      <text:p text:style-name="P54">This function <text:span text:style-name="T69">scales</text:span> values <text:span text:style-name="T69">in the ‘ratio’ column of a supplied ratio dataframe</text:span>. <text:span text:style-name="T64">Assign the result of this function to the same (or different) ratio dataframe name: ratioDF &lt;- normaliseRatio(ratioDF).</text:span></text:p>
      <text:p text:style-name="P45"><text:span text:style-name="T31">ratioDF</text:span><text:span text:style-name="T24"> </text:span>- (mandatory) <text:span text:style-name="T69">ratio </text:span>dataframe, typically a result of the <text:span text:style-name="T69">makeRatio</text:span> function.</text:p>
      <text:p text:style-name="P45"><text:span text:style-name="T31">rFactor</text:span> – (<text:span text:style-name="T43">optional</text:span>) <text:span text:style-name="T65">numeric value to scale with. Usually required for early S phase samples where even earliest regions have not replicated completely, or marker frequency analysis (MFA). In the first case, the factor is 1+[S phase progress in parts of one], in case of MFA, the factor is 1+[proportion of cells in S phase in parts of one]. If the rFactor is not supplied, the function calculates one based on the assumption that the ‘ratio’ column of the supplied ratioDF contains full dynamic range of replication. It scales the values to lie within one and two, minimising the sum of values outside of this range. The calculated (or suppllied) factor is recorded as a comment to the ratio dataframe</text:span></text:p>
      <text:p text:style-name="P27"><text:span text:style-name="T31">replace</text:span><text:span text:style-name="T64"> – (</text:span><text:span text:style-name="T39">mandatory, with default</text:span><text:span text:style-name="T64">) boolean value. If true, the new ‘ratio’ values overwrite the old ones. If false, a new </text:span><text:soft-page-break/><text:span text:style-name="T64">‘tmpRatio’ column is added to the ratio dataframe to store new values.</text:span></text:p>
      <text:p text:style-name="P7">- <text:span text:style-name="T70">add spline smoother to the ratio</text:span>:</text:p>
      <text:p text:style-name="P21"><text:span text:style-name="T4">smoothRatio(ratioDF</text:span><text:span text:style-name="T12">=ratioDF</text:span><text:span text:style-name="T4">, groupMin=10, split=5)</text:span></text:p>
      <text:p text:style-name="P55">This function <text:span text:style-name="T70">divides values in the ‘ratio’ column of a supplied ratio dataframe into groups based on chromosome coordinates and supplied parameters</text:span>. <text:span text:style-name="T70">The spline smoothing is carried out in groups. Two new columns are added to the ratio dataframe: ‘group’ and ‘splineSmooth’. Assign the result of this function to the same (or different) ratio dataframe name: ratioDF &lt;- smoothRatio(ratioDF).</text:span></text:p>
      <text:p text:style-name="P46"><text:span text:style-name="T31">ratioDF</text:span><text:span text:style-name="T24"> </text:span>- (mandatory) <text:span text:style-name="T69">ratio </text:span>dataframe, typically a result of the <text:span text:style-name="T69">makeRatio</text:span> function.</text:p>
      <text:p text:style-name="P46"><text:span text:style-name="T32">groupMin</text:span> – (<text:span text:style-name="T37">mandatory, </text:span><text:span text:style-name="T44">with default</text:span>) <text:span text:style-name="T70">integer value that specifies minimal size of the group. Must be at least 4 for spline to work.</text:span></text:p>
      <text:p text:style-name="P60"><text:span text:style-name="T32">split</text:span><text:span text:style-name="T64"> – (</text:span><text:span text:style-name="T39">mandatory, with default</text:span><text:span text:style-name="T64">) integer value that specifies how many consecutive bins with missing ‘ratio’ value is enough to end current group and initiate a new one.</text:span></text:p>
      <text:p text:style-name="P8">- <text:span text:style-name="T71">plot ratios</text:span>:</text:p>
      <text:p text:style-name="P22"><text:span text:style-name="T4">plotGenome(ratioDFs</text:span><text:span text:style-name="T13">=ratioDF</text:span><text:span text:style-name="T4">, geom="geom_point", ylims=c(1,2), plotting=T, genome=NULL, region=F, guide=NULL, lines=NULL, circles=NULL, rectangles=NULL, pointers=NULL, colourLines='#00FF00', colourCircles='#FFFFFF', colourRectangles='#FF0000', colourPointers='#FF7F00'</text:span><text:span text:style-name="T13">)</text:span></text:p>
      <text:p text:style-name="P56">This function <text:span text:style-name="T71">plots values in the ‘ratio’ and/or ‘splineSmooth’ columns of a supplied ratio dataframe with chromosome coordinates on x axis</text:span>. <text:span text:style-name="T70">Assign the result of this function to the same (or different) ratio dataframe name: ratioDF &lt;- smoothRatio(ratioDF).</text:span></text:p>
      <text:p text:style-name="P47"><text:span text:style-name="T31">ratioDF</text:span><text:span text:style-name="T33">s</text:span><text:span text:style-name="T24"> </text:span>- (mandatory) <text:span text:style-name="T71">single/multiple ratio </text:span>dataframe, typically a result of <text:span text:style-name="T71">rbind function on several ratio dataframes</text:span>.</text:p>
      <text:p text:style-name="P47"><text:span text:style-name="T33">geom</text:span> - (<text:span text:style-name="T37">mandatory, </text:span><text:span text:style-name="T44">with default</text:span>) <text:span text:style-name="T71">string parameter that specifies type of the produced plot. The three options are ‘geom_point’, ’geom_ribbon’ and ‘geom_segment’ producing scatterplot, polygon and bar plot, respectively.</text:span></text:p>
      <text:p text:style-name="P61"><text:span text:style-name="T33">ylims</text:span><text:span text:style-name="T64"> - (</text:span><text:span text:style-name="T39">mandatory, with default</text:span><text:span text:style-name="T64">) numeric vector with two values that specifies y axes limits.</text:span></text:p>
      <text:p text:style-name="P32">plotting<text:span text:style-name="T37"> - (mandatory, with default) boolean parameter that controls whether the function send</text:span><text:span text:style-name="T50">s</text:span><text:span text:style-name="T37"> the resulting plot to </text:span><text:span text:style-name="T50">a</text:span><text:span text:style-name="T37"> default graphic</text:span><text:span text:style-name="T42">s</text:span><text:span text:style-name="T37"> device (i.e. plots it immediately) or creates the plot object. </text:span><text:span text:style-name="T41">I</text:span><text:span text:style-name="T38">n the latter case, assign the result of the function to a new object name: </text:span><text:span text:style-name="T57">plotObject &lt;- <text:s/></text:span><text:span text:style-name="T58">plot</text:span><text:span text:style-name="T60">Genome</text:span><text:span text:style-name="T57">(</text:span><text:span text:style-name="T60">ratio</text:span><text:span text:style-name="T57">DF</text:span><text:span text:style-name="T60">s</text:span><text:span text:style-name="T57">)</text:span><text:span text:style-name="T37">.</text:span></text:p>
      <text:p text:style-name="P33"><text:span text:style-name="T72">genome</text:span><text:span text:style-name="T37"> - (optional) dataframe containing 3 columns (‘chrom’, ’chromStart’, ’chromEnd’). If provided, only data for the <text:s/>chromosomes in the genome dataframe will be </text:span><text:span text:style-name="T45">plotted</text:span><text:span text:style-name="T37">, and the order of chromosome names is determined by their order in the genome.</text:span></text:p>
      <text:p text:style-name="P33">region<text:span text:style-name="T37"> - (optional) string in the format ‘chr2’ or ‘chr2:2000-4000’. If supplied, the function only plots data for the provided genomic region.</text:span></text:p>
      <text:p text:style-name="P33"><text:span text:style-name="T72">guide</text:span><text:span text:style-name="T37"> - (optional) dataframe containing </text:span><text:span text:style-name="T46">7</text:span><text:span text:style-name="T37"> columns </text:span><text:span text:style-name="T46">that determine plotting parameters for individual ratios </text:span><text:span text:style-name="T37">(‘order’ (integer), ‘name.rep’ (character), ‘name.nonRep’ (character), ‘geom’ (character), ‘raw’ (logical), ‘smooth’ (logical), ‘color’ (character)).</text:span></text:p>
      <text:p text:style-name="P34"><text:span text:style-name="T73">lines</text:span><text:span text:style-name="T46">, </text:span><text:span text:style-name="T73">circles</text:span><text:span text:style-name="T46">, </text:span><text:span text:style-name="T73">rectangle</text:span><text:span text:style-name="T46">, </text:span><text:span text:style-name="T73">pointers</text:span><text:span text:style-name="T37"> - (optional) </text:span><text:span text:style-name="T46">bed </text:span><text:span text:style-name="T37">dataframe containing </text:span><text:span text:style-name="T46">coordinates of additional features to plot (as vertical lines between y scale limits or circles, rectangles or triangles on the line underneath the plot, respectively)</text:span><text:span text:style-name="T37">. </text:span><text:span text:style-name="T46">The supplied dataframe must contain 4 columns (</text:span><text:span text:style-name="T37">‘chrom’, ’chromStart’, ’chromEnd’, ’</text:span><text:span text:style-name="T46">name’). The ‘name’ column first value will be used as the feature name in the plot’s legend.</text:span></text:p>
      <text:p text:style-name="P36"><text:span text:style-name="T74">c</text:span>olourLines<text:span text:style-name="T37">, </text:span>colourCircles<text:span text:style-name="T37">, </text:span>colourRectangles<text:span text:style-name="T37">, </text:span>colourPointers<text:span text:style-name="T37"> - (optional, with default) strings containing color name for the respective </text:span><text:span text:style-name="T47">additional features.</text:span></text:p>
      <text:p text:style-name="P9">- <text:span text:style-name="T75">calculate significance of differences between two ratio dataframes</text:span>:</text:p>
      <text:p text:style-name="P23"><text:span text:style-name="T4">ratioStats(ratio1</text:span><text:span text:style-name="T14">=ratioDF1</text:span><text:span text:style-name="T4">, ratio2</text:span><text:span text:style-name="T14">=ratioDF2</text:span><text:span text:style-name="T4">, names=NULL)</text:span></text:p>
      <text:p text:style-name="P57">This function <text:span text:style-name="T75">compares distributions of ‘ratio’ columns from the two supplied dataframes using z score statistics. The result of the function is a dataframe containing both supplied ratio dataframes in the long format, with an additional ‘p.value’ column. Assign the result of this function to a different ratio dataframe name: ratioDFs &lt;- ratioStats(ratioDF1, ratioDF2).</text:span></text:p>
      <text:p text:style-name="P48"><text:span text:style-name="T34">r</text:span><text:span text:style-name="T31">atio</text:span><text:span text:style-name="T34">1, ratio2</text:span><text:span text:style-name="T24"> </text:span>- (mandatory) <text:span text:style-name="T69">ratio </text:span>dataframe, typically a result of the <text:span text:style-name="T69">makeRatio</text:span> function.</text:p>
      <text:p text:style-name="P48"><text:span text:style-name="T34">names</text:span> – (<text:span text:style-name="T48">optional</text:span>) <text:span text:style-name="T75">character vector with the names for the supplied ratios.</text:span></text:p>
      <text:p text:style-name="P10">- <text:span text:style-name="T77">helper function</text:span>:</text:p>
      <text:p text:style-name="P24"><text:span text:style-name="T4">makeGenome(DF</text:span><text:span text:style-name="T15">=bedDF/ratioDF</text:span><text:span text:style-name="T4">, region=F)</text:span></text:p>
      <text:p text:style-name="P58">This <text:span text:style-name="T76">is a helper function used by plotCoverage() and plotGenome() in the situations where genome dataframe is not provided. It creates a genome dataframe </text:span><text:span text:style-name="T40">containing 3 columns (‘chrom’, ’chromStart’, ’chromEnd’) </text:span><text:span text:style-name="T49">based on the supplied bed or ratio dataframe</text:span><text:span text:style-name="T40">.</text:span></text:p>
      <text:p text:style-name="P35">region<text:span text:style-name="T37"> - (optional) string in the format ‘chr2’ or ‘chr2:2000-4000’. If supplied, the function </text:span><text:span text:style-name="T49">creates genome dataframe for a single chromosome</text:span><text:span text:style-name="T37">.</text:span></text:p>
      <text:p text:style-name="P10">- <text:span text:style-name="T77">helper function</text:span>:</text:p>
      <text:p text:style-name="P20">makeLabels(theMin, theMax, unit="")</text:p>
      <text:p text:style-name="P59">This <text:span text:style-name="T77">is a helper </text:span>function <text:span text:style-name="T76">used by plotCoverage() and plotGenome(). Its result is a dataframe containing two columns - ‘ticks’ (numeric) and ‘labels’ (character) to manually supply x axis breaks for the plotting functions. The labels make use of scientific prefixes, e.g. ‘k’ for ‘kilo’ (thousands) or ‘m’ for ‘milli’ (one thousands). Number of breaks is variable (more </text:span><text:soft-page-break/><text:span text:style-name="T76">than 6).</text:span></text:p>
      <text:p text:style-name="P49"><text:span text:style-name="T35">theMin</text:span><text:span text:style-name="T24"> </text:span>- (mandatory) <text:span text:style-name="T78">numeric value for the x scale minimum</text:span>.</text:p>
      <text:p text:style-name="P50"><text:span text:style-name="T35">theMax</text:span><text:span text:style-name="T24"> </text:span>- (mandatory) <text:span text:style-name="T78">numeric value for the x scale maximum</text:span>.</text:p>
      <text:p text:style-name="P67"><text:span text:style-name="T35">unit</text:span><text:span text:style-name="T64"> – (</text:span><text:span text:style-name="T48">optional</text:span><text:span text:style-name="T64">) string containing unit abbreviation, e.g. ‘b’ for DNA ba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423cm" fo:margin-bottom="0.212cm" loext:contextual-spacing="false" fo:keep-with-next="always"/>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fo:font-size="12pt" style:font-size-asian="12pt" style:font-name-complex="FreeSans" style:font-family-complex="FreeSans, Calibri" style:font-pitch-complex="variable"/>
    </style:style>
    <style:style style:name="Caption" style:family="paragraph" style:parent-style-name="Standard_20__28_user_29_" style:class="extra">
      <style:paragraph-properties fo:margin-top="0.212cm" fo:margin-bottom="0.212cm" loext:contextual-spacing="false" text:number-lines="false" text:line-number="0"/>
    </style:style>
    <style:style style:name="Index" style:family="paragraph" style:parent-style-name="Standard_20__28_user_29_" style:class="index">
      <style:paragraph-properties text:number-lines="false" text:line-number="0"/>
      <style:text-properties fo:font-size="12pt" style:font-size-asian="12pt" style:font-name-complex="FreeSans" style:font-family-complex="FreeSans, Calibri" style:font-pitch-complex="variable"/>
    </style:style>
    <style:style style:name="Standard_20__28_user_29_" style:display-name="Standard (user)" style:family="paragraph">
      <style:paragraph-properties fo:margin-top="0.3cm" fo:margin-bottom="0cm" loext:contextual-spacing="false" fo:orphans="0" fo:widows="0" fo:hyphenation-ladder-count="no-limit" style:vertical-align="baseline"/>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423cm" fo:margin-bottom="0.212cm" loext:contextual-spacing="false"/>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default-outline-level="3" style:class="text">
      <style:paragraph-properties fo:margin-top="0.247cm" fo:margin-bottom="0.212cm" loext:contextual-spacing="false"/>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Quotations" style:family="paragraph" style:parent-style-name="Standard_20__28_user_29_"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_20__28_user_29_" style:class="chapter">
      <style:paragraph-properties fo:text-align="center" style:justify-single-word="false"/>
    </style:style>
    <style:style style:name="Subtitle" style:family="paragraph" style:parent-style-name="Heading"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command" style:family="paragraph" style:parent-style-name="Standard_20__28_user_29_">
      <loext:graphic-properties draw:fill="solid" draw:fill-color="#eeeeee"/>
      <style:paragraph-properties fo:margin-left="0.499cm" fo:margin-right="0cm" fo:margin-top="0.101cm" fo:margin-bottom="0cm" loext:contextual-spacing="false" fo:text-indent="0cm" style:auto-text-indent="false" fo:background-color="#eeeeee"/>
      <style:text-properties fo:color="#660066" fo:background-color="#eeeeee"/>
    </style:style>
    <style:style style:name="comment" style:family="paragraph" style:parent-style-name="Standard_20__28_user_29_" style:auto-update="true">
      <style:paragraph-properties fo:margin-left="1.3cm" fo:margin-right="0cm" fo:margin-top="0.199cm" fo:margin-bottom="0cm" loext:contextual-spacing="true" fo:text-align="justify" style:justify-single-word="false" fo:orphans="0" fo:widows="0" fo:hyphenation-ladder-count="no-limit" fo:text-indent="-0.6cm" style:auto-text-indent="false" style:vertical-align="baseline">
        <style:tab-stops/>
      </style:paragraph-properties>
      <style:text-properties fo:color="#808080" style:font-name="Times New Roman" fo:font-family="'Times New Roman'" style:font-family-generic="roman" style:font-pitch="variable" fo:font-size="10pt" fo:language="en" fo:country="GB" officeooo:rsid="00162597" fo:background-color="transparen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path" style:family="paragraph" style:parent-style-name="Standard_20__28_user_29_" style:next-style-name="Text_20_body_20__28_user_29_"/>
    <style:style style:name="Balloon_20_Text" style:display-name="Balloon Text" style:family="paragraph" style:parent-style-name="Standard"/>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Default_20_Paragraph_20_Font" style:display-name="WW-Default Paragraph Font" style:family="text"/>
    <style:style style:name="Balloon_20_Text_20_Char" style:display-name="Balloon Text Cha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14cm" fo:margin-right="1.08cm" fo:background-color="#ffffff" style:writing-mode="lr-tb" style:layout-grid-color="#c0c0c0" style:layout-grid-lines="47" style:layout-grid-base-height="0.575cm" style:layout-grid-ruby-height="0cm" style:layout-grid-mode="none" style:layout-grid-ruby-below="false" style:layout-grid-print="false" style:layout-grid-display="false" style:layout-grid-base-width="0.35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dc:description/>
    <meta:initial-creator>Dzmitry Batrakou</meta:initial-creator>
    <meta:creation-date>2017-07-09T12:14:00</meta:creation-date>
    <dc:date>2018-11-08T11:12:54.261382263</dc:date>
    <meta:editing-cycles>24</meta:editing-cycles>
    <meta:editing-duration>PT4H31M32S</meta:editing-duration>
    <meta:generator>LibreOffice/6.0.6.2$Linux_X86_64 LibreOffice_project/00m0$Build-2</meta:generator>
    <meta:document-statistic meta:table-count="0" meta:image-count="0" meta:object-count="0" meta:page-count="4" meta:paragraph-count="111" meta:word-count="1930" meta:character-count="13234" meta:non-whitespace-character-count="11392"/>
  </office:meta>
</office:document-meta>
</file>